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ans-serif"/>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b2591"/>
    </style:style>
    <style:style style:name="P2" style:family="paragraph" style:parent-style-name="Standard">
      <style:text-properties style:text-underline-style="solid" style:text-underline-width="auto" style:text-underline-color="font-color" officeooo:paragraph-rsid="001b2591"/>
    </style:style>
    <style:style style:name="P3" style:family="paragraph" style:parent-style-name="Standard">
      <style:text-properties officeooo:paragraph-rsid="001d1e9f"/>
    </style:style>
    <style:style style:name="P4" style:family="paragraph" style:parent-style-name="Text_20_body">
      <style:text-properties officeooo:paragraph-rsid="001b2591"/>
    </style:style>
    <style:style style:name="P5" style:family="paragraph" style:parent-style-name="Text_20_body">
      <style:text-properties style:text-underline-style="solid" style:text-underline-width="auto" style:text-underline-color="font-color" officeooo:paragraph-rsid="001b2591"/>
    </style:style>
    <style:style style:name="P6" style:family="paragraph" style:parent-style-name="Heading_20_2">
      <style:text-properties fo:font-size="12pt" officeooo:paragraph-rsid="001b2591" style:font-size-asian="12pt" style:font-size-complex="12pt"/>
    </style:style>
    <style:style style:name="T1" style:family="text">
      <style:text-properties officeooo:rsid="001b2591"/>
    </style:style>
    <style:style style:name="T2" style:family="text">
      <style:text-properties fo:font-style="italic"/>
    </style:style>
    <style:style style:name="T3" style:family="text">
      <style:text-properties fo:font-style="italic" fo:font-weight="bold" officeooo:rsid="001b2591"/>
    </style:style>
    <style:style style:name="T4" style:family="text">
      <style:text-properties fo:font-style="italic" style:text-underline-style="none" fo:font-weight="bold" officeooo:rsid="001b2591"/>
    </style:style>
    <style:style style:name="T5" style:family="text">
      <style:text-properties fo:font-style="italic" style:text-underline-style="none" fo:font-weight="normal" officeooo:rsid="001b2591" style:font-weight-asian="normal" style:font-weight-complex="normal"/>
    </style:style>
    <style:style style:name="T6" style:family="text">
      <style:text-properties fo:font-style="italic" officeooo:rsid="001b2591"/>
    </style:style>
    <style:style style:name="T7" style:family="text">
      <style:text-properties fo:font-weight="bold" officeooo:rsid="001b2591" style:font-weight-asian="bold" style:font-weight-complex="bold"/>
    </style:style>
    <style:style style:name="T8" style:family="text">
      <style:text-properties style:font-name="sans-serif" fo:language="el" fo:country="GR" officeooo:rsid="001b2591"/>
    </style:style>
    <style:style style:name="T9" style:family="text">
      <style:text-properties style:font-name="sans-serif" fo:language="el" fo:country="GR" style:text-underline-style="none" officeooo:rsid="001b2591"/>
    </style:style>
    <style:style style:name="T10" style:family="text">
      <style:text-properties style:text-underline-style="none" officeooo:rsid="001b2591"/>
    </style:style>
    <style:style style:name="T11" style:family="text">
      <style:text-properties officeooo:rsid="001d1e9f"/>
    </style:style>
    <style:style style:name="T12" style:family="text">
      <style:text-properties style:font-name-complex="Lohit Devanagari" style:language-complex="sa"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tes on the Elixir of Immortality.</text:span></text:p>
      <text:p text:style-name="P1"><text:span text:style-name="T1"/></text:p>
      <text:p text:style-name="P1"><text:span text:style-name="T1"/></text:p>
      <text:h text:style-name="P6" text:outline-level="2"><text:bookmark text:name="Etymology"/><text:span text:style-name="T1">Etymology</text:span></text:h>
      <text:p text:style-name="Text_20_body">The concept of an immortality drink is attested in at least two Indo-European areas: Greek and Sanskrit. The Greek ἀμβροσία (ambrosia) is semantically linked to the <text:a xlink:type="simple" xlink:href="http://en.wikipedia.org/wiki/Sanskrit">Sanskrit</text:a> <text:span text:style-name="T12">अमृत</text:span> (<text:a xlink:type="simple" xlink:href="http://en.wikipedia.org/wiki/Amṛta"><text:span text:style-name="T2">amṛta</text:span></text:a>) as both words denote a drink or food that gods use to achieve immortality. The two words appear to be derived from the same Indo-European form *ṇ-mṛ-to- : immortal (n- : negative prefix from which the prefix a- in both Greek and Sanskrit are derived; mṛ : <text:a xlink:type="simple" xlink:href="http://en.wikipedia.org/wiki/Ablaut">zero grade</text:a> of *mer- : to die; and -to- : adjectival suffix). A semantically similar etymology exists for <text:a xlink:type="simple" xlink:href="http://en.wikipedia.org/wiki/Nectar#Etymology">nectar</text:a>, the beverage of the gods (<text:a xlink:type="simple" xlink:href="http://en.wikipedia.org/wiki/Greek_language">Greek</text:a>: νέκταρ, <text:span text:style-name="T2">néktar</text:span>) presumed to be a compound of the <text:a xlink:type="simple" xlink:href="http://en.wikipedia.org/wiki/PIE">PIE</text:a> roots <text:span text:style-name="T2">*nek-</text:span>, "death", and <text:span text:style-name="T2">-*tar</text:span>, "overcoming".</text:p>
      <text:p text:style-name="Text_20_body">However, the connection that has derived <text:span text:style-name="T2">ambrosia</text:span> from the Greek prefix <text:span text:style-name="T2">a-</text:span> ("not") and the word <text:span text:style-name="T2">brotos</text:span> ("mortal"), hence the food or drink of the immortals, has been questioned as coincidental by some modern linguists.<text:bookmark text:name="cite_ref-18"/><text:a xlink:type="simple" xlink:href="http://en.wikipedia.org/wiki/Ambrosia#cite_note-18">[18]</text:a></text:p>
      <text:p text:style-name="P1"><text:span text:style-name="T1"/></text:p>
      <text:p text:style-name="P1"><text:span text:style-name="T1"/></text:p>
      <text:p text:style-name="P1"><text:span text:style-name="T1"/></text:p>
      <text:p text:style-name="P2"><text:span text:style-name="T1">Elixir of immortality of varoius traditions:</text:span></text:p>
      <text:p text:style-name="P1"><text:span text:style-name="T1">- Indian: <text:s/>Amrita</text:span></text:p>
      <text:p text:style-name="P1"><text:span text:style-name="T1">- Greek: <text:s text:c="2"/>Ambrosia</text:span></text:p>
      <text:p text:style-name="P1"><text:span text:style-name="T1">- Hebrew/Greek: Love <text:s/>(According to TTTA pg. 193, Love is the elixir of life.)</text:span></text:p>
      <text:p text:style-name="P1"><text:span text:style-name="T1">- Buddhism: Amrit</text:span></text:p>
      <text:p text:style-name="P1"><text:span text:style-name="T1">- Norse: Iðunn's apples.</text:span></text:p>
      <text:p text:style-name="P1"><text:span text:style-name="T1">- Chinese: Peaches of Immortality. <text:s/>White rabbit making elixir of immortality on the Moon.</text:span></text:p>
      <text:p text:style-name="P1"><text:span text:style-name="T1">- Alchemy: Elixir of life.</text:span></text:p>
      <text:p text:style-name="P1"><text:span text:style-name="T1"/></text:p>
      <text:p text:style-name="P1"><text:span text:style-name="T1">Related to philosopher's stone.</text:span></text:p>
      <text:p text:style-name="P1"><text:span text:style-name="T1"/></text:p>
      <text:p text:style-name="P3"><text:span text:style-name="T11">http://en.wikipedia.org/wiki/Elixir_of_life</text:span></text:p>
      <text:p text:style-name="P4"><text:span text:style-name="T1">The Elixir has had hundreds of names (one scholar of Chinese history reportedly found over 1,000 names for it.), including (among others) Amrit Ras or </text:span><text:a xlink:type="simple" xlink:href="http://en.wikipedia.org/wiki/Amrita"><text:span text:style-name="T1">Amrita</text:span></text:a><text:span text:style-name="T1">, Aab-i-Hayat, Maha Ras, Aab-Haiwan, Dancing Water, Chasma-i-Kausar, Mansarover or the Pool of Nectar, </text:span><text:a xlink:type="simple" xlink:href="http://en.wikipedia.org/wiki/Philosopher%27s_stone"><text:span text:style-name="T1">Philosopher's stone</text:span></text:a><text:span text:style-name="T1">, and Soma Ras. The word </text:span><text:a xlink:type="simple" xlink:href="http://en.wiktionary.org/wiki/elixir"><text:span text:style-name="T6">elixir</text:span></text:a><text:span text:style-name="T1"> was not used until the 7th century A.D. and derives from the Arabic name for miracle substances, "al iksir." Some view it as a metaphor for the spirit of God (</text:span><text:span text:style-name="T6">e.g.</text:span><text:span text:style-name="T1">, Jesus's reference to "the </text:span><text:a xlink:type="simple" xlink:href="http://en.wikipedia.org/wiki/Water_of_Life_%28Christianity%29"><text:span text:style-name="T1">Water of Life</text:span></text:a><text:span text:style-name="T1">" or "the </text:span><text:a xlink:type="simple" xlink:href="http://en.wikipedia.org/wiki/Fountain_of_Life"><text:span text:style-name="T1">Fountain of Life</text:span></text:a><text:span text:style-name="T1">"). "But whoever drinks the water I give him will never thirst. Indeed, the water I give him will become in him a spring of water welling up to eternal life.” (John 4:14) The </text:span><text:a xlink:type="simple" xlink:href="http://en.wikipedia.org/wiki/Scottish_People"><text:span text:style-name="T1">Scots</text:span></text:a><text:span text:style-name="T1"> and the </text:span><text:a xlink:type="simple" xlink:href="http://en.wikipedia.org/wiki/Irish_People"><text:span text:style-name="T1">Irish</text:span></text:a><text:span text:style-name="T1"> adopted the name for their "liquid gold": the </text:span><text:a xlink:type="simple" xlink:href="http://en.wikipedia.org/wiki/Goidelic"><text:span text:style-name="T1">Gaelic</text:span></text:a><text:span text:style-name="T1"> name for </text:span><text:a xlink:type="simple" xlink:href="http://en.wikipedia.org/wiki/Whiskey"><text:span text:style-name="T1">whiskey</text:span></text:a><text:span text:style-name="T1"> is </text:span><text:a xlink:type="simple" xlink:href="http://en.wikipedia.org/wiki/Uisce_beatha"><text:span text:style-name="T1">uisce beatha</text:span></text:a><text:span text:style-name="T1">, or water of life.</text:span></text:p>
      <text:p text:style-name="Text_20_body"><text:span text:style-name="T2">Aab-i-Hayat</text:span> is Persian and means "water of life".<text:bookmark text:name="cite_ref-4"/><text:a xlink:type="simple" xlink:href="http://en.wikipedia.org/wiki/Elixir_of_life#cite_note-4">[4]</text:a> "Chashma-i-Kausar" (not "hasma") is the "Fountain of Bounty," which Muslims believe to be located in Paradise. As for the Indian names, "Amrit Ras" means "immortality juice," "Maha Ras" means "great juice," and "Soma Ras" means "juice of Soma." Soma was a psychoactive drug, by which the poets of the <text:a xlink:type="simple" xlink:href="http://en.wikipedia.org/wiki/Vedas">Vedas</text:a> received their visions, but the plant is no longer known. Later, Soma came to mean the moon. "Ras" later came to mean "sacred mood, which is experienced by listening to good poetry or music"; there are altogether nine of them. <text:a xlink:type="simple" xlink:href="http://en.wikipedia.org/wiki/Mansarovar">Mansarovar</text:a>, the "mind lake" is the holy lake at the foot of <text:a xlink:type="simple" xlink:href="http://en.wikipedia.org/wiki/Mt._Kailash">Mt. Kailash</text:a> in Tibet, close to the source of the Ganges.</text:p>
      <text:p text:style-name="P1"><text:soft-page-break/><text:span text:style-name="T1"/></text:p>
      <text:p text:style-name="P1"><text:span text:style-name="T1"/></text:p>
      <text:p text:style-name="P2"><text:span text:style-name="T1">Greek:</text:span></text:p>
      <text:p text:style-name="P5"><text:span text:style-name="T10">In ancient </text:span><text:a xlink:type="simple" xlink:href="http://en.wikipedia.org/wiki/Greek_mythology">Greek mythology</text:a><text:span text:style-name="T10">, </text:span><text:span text:style-name="T5">ambrosia</text:span><text:span text:style-name="T10"> (</text:span><text:a xlink:type="simple" xlink:href="http://en.wikipedia.org/wiki/Greek_language">Greek</text:a><text:span text:style-name="T10">: </text:span><text:span text:style-name="T9">ἀμβροσία</text:span><text:span text:style-name="T10">) is sometimes the food or drink of the Greek gods (or demigods), often depicted as conferring ageless </text:span><text:a xlink:type="simple" xlink:href="http://en.wikipedia.org/wiki/Immortality">immortality</text:a><text:span text:style-name="T10"> upon whoever consumed it.</text:span><text:bookmark text:name="cite_ref-OCD_1-0"/><text:a xlink:type="simple" xlink:href="http://en.wikipedia.org/wiki/Ambrosia#cite_note-OCD-1">[1]</text:a><text:span text:style-name="T10"> It was brought to the gods in </text:span><text:a xlink:type="simple" xlink:href="http://en.wikipedia.org/wiki/Mount_Olympus">Olympus</text:a><text:span text:style-name="T10"> by </text:span><text:a xlink:type="simple" xlink:href="http://en.wikipedia.org/wiki/Doves">doves</text:a><text:span text:style-name="T10">,</text:span><text:bookmark text:name="cite_ref-2"/><text:a xlink:type="simple" xlink:href="http://en.wikipedia.org/wiki/Ambrosia#cite_note-2">[2]</text:a><text:span text:style-name="T10"> so it may have been thought of in the Homeric tradition as a kind of divine exhalation of the Earth.</text:span></text:p>
      <text:p text:style-name="Text_20_body"><text:span text:style-name="T2">Ambrosia</text:span> is sometimes depicted in ancient art as distributed by a <text:a xlink:type="simple" xlink:href="http://en.wikipedia.org/wiki/Nymph">nymph</text:a> labeled with that name.<text:bookmark text:name="cite_ref-3"/><text:a xlink:type="simple" xlink:href="http://en.wikipedia.org/wiki/Ambrosia#cite_note-3">[3]</text:a> In the <text:a xlink:type="simple" xlink:href="http://en.wikipedia.org/wiki/Ambrosia#Lycurgos_of_Thrace_and_Ambrosia">myth of Lycurgus</text:a>, an opponent to the wine god <text:a xlink:type="simple" xlink:href="http://en.wikipedia.org/wiki/Dionysus">Dionysus</text:a>, violence committed against Ambrosia turns her into a grapevine.</text:p>
      <text:p text:style-name="P4"><text:span text:style-name="T1">The consumption of ambrosia was typically reserved for divine beings. Upon his assumption into immortality on Olympus, </text:span><text:a xlink:type="simple" xlink:href="http://en.wikipedia.org/wiki/Heracles"><text:span text:style-name="T1">Heracles</text:span></text:a><text:span text:style-name="T1"> is given ambrosia by </text:span><text:a xlink:type="simple" xlink:href="http://en.wikipedia.org/wiki/Athena"><text:span text:style-name="T1">Athena</text:span></text:a><text:span text:style-name="T1">, while the hero </text:span><text:a xlink:type="simple" xlink:href="http://en.wikipedia.org/wiki/Tydeus"><text:span text:style-name="T1">Tydeus</text:span></text:a><text:span text:style-name="T1"> is denied the same thing when the goddess discovers him eating human brains. In one version of the myth of </text:span><text:a xlink:type="simple" xlink:href="http://en.wikipedia.org/wiki/Tantalus"><text:span text:style-name="T1">Tantalus</text:span></text:a><text:span text:style-name="T1">, part of Tantalus' crime is that after tasting ambrosia himself, he attempts to steal some away to give to other mortals.</text:span><text:bookmark text:name="cite_ref-10"/><text:a xlink:type="simple" xlink:href="http://en.wikipedia.org/wiki/Ambrosia#cite_note-10"><text:span text:style-name="T1">[10]</text:span></text:a><text:span text:style-name="T1"> Those who consume ambrosia typically had not blood in their veins, but </text:span><text:a xlink:type="simple" xlink:href="http://en.wikipedia.org/wiki/Ichor"><text:span text:style-name="T1">ichor</text:span></text:a><text:span text:style-name="T1">.</text:span><text:bookmark text:name="cite_ref-11"/><text:a xlink:type="simple" xlink:href="http://en.wikipedia.org/wiki/Ambrosia#cite_note-11"><text:span text:style-name="T1">[11]</text:span></text:a></text:p>
      <text:p text:style-name="Text_20_body">Both nectar and ambrosia are fragrant, and may be used as <text:a xlink:type="simple" xlink:href="http://en.wikipedia.org/wiki/Perfume">perfume</text:a>: in the <text:a xlink:type="simple" xlink:href="http://en.wikipedia.org/wiki/Odyssey"><text:span text:style-name="T2">Odyssey</text:span></text:a> Menelaus and his men are disguised as seals in untanned seal skins, "and the deadly smell of the seal skins vexed us sore; but the goddess saved us; she brought ambrosia and put it under our nostrils."<text:bookmark text:name="cite_ref-12"/><text:a xlink:type="simple" xlink:href="http://en.wikipedia.org/wiki/Ambrosia#cite_note-12">[12]</text:a> Homer speaks of ambrosial raiment, ambrosial locks of hair, even the gods' ambrosial sandals.</text:p>
      <text:p text:style-name="P1"><text:span text:style-name="T1"/></text:p>
      <text:p text:style-name="P1"><text:span text:style-name="T1"/></text:p>
      <text:p text:style-name="P2"><text:span text:style-name="T1">Hinduism:</text:span></text:p>
      <text:p text:style-name="P1"><text:span text:style-name="T1">Amrita is repeatedly referred to as the drink of the gods, which grants them immortality.</text:span></text:p>
      <text:p text:style-name="P1"><text:span text:style-name="T1">Amrita features in the "ocean-churning" Samudra manthan legend, which describes how the devas, because of a curse from the sage Durvasa, begin to lose their immortality. Assisted by their mortal enemies, the asuras, they churn the ocean and create (among other wonderful things) amrita, the nectar of immortality.</text:span></text:p>
      <text:p text:style-name="P1"><text:span text:style-name="T1">Amrita is sometimes said to miraculously form on, or flow from, statues of Hindu gods. The substance so formed is consumed by worshippers and is alleged to be sweet-tasting and not at all similar to honey or sugar water.</text:span></text:p>
      <text:p text:style-name="P1"><text:span text:style-name="T1">Amrita (Devanagari - अमृत), are </text:span><text:span text:style-name="T7">fourteen</text:span><text:span text:style-name="T1"> treasure jewels (Ratnas) that emerged from Samudra manthan ocean. The </text:span><text:span text:style-name="T7">fourth</text:span><text:span text:style-name="T1"> Ratna which emerged is known as Kaustubha, the divine jewel of Vishnu.</text:span></text:p>
      <text:p text:style-name="P1"><text:span text:style-name="T1"/></text:p>
      <text:p text:style-name="P1"><text:span text:style-name="T1"/></text:p>
      <text:p text:style-name="P2"><text:span text:style-name="T1">Buddhism:</text:span></text:p>
      <text:p text:style-name="P1"><text:span text:style-name="T1">A Vajrayana text called Dri.Med. Zhal.Ph'reng ("the immaculate crystal garland") describes the origin of amrita in a version of the Hindu "ocean-churning" legend re-told in Buddhist terms. In this Vajrayana version, the monster Rahu steals the amrita and is blasted by Vajrapani's thunderbolt. As Rahu has already drunk the amrita he cannot die but his blood, dripping onto the surface of this earth, causes all kinds of medicinal plants to grow. At the behest of all the Buddhas, Vajrapani reassembles Rahu who eventually becomes a protector of Buddhism (according to the Tibetan "Nyingma" tradition).</text:span></text:p>
      <text:p text:style-name="P1"><text:span text:style-name="T1"/></text:p>
      <text:p text:style-name="P1"><text:span text:style-name="T1"/></text:p>
      <text:p text:style-name="P1"><text:span text:style-name="T1"/></text:p>
      <text:p text:style-name="P1"/>
      <text:p text:style-name="P1"><text:soft-page-break/><text:span text:style-name="T1"/></text:p>
      <text:p text:style-name="P1"><text:span text:style-name="T1"/></text:p>
      <text:p text:style-name="P1"><text:span text:style-name="T1"/></text:p>
      <text:p text:style-name="P1"><text:span text:style-name="T1">Is this the same as Holy water? <text:s/>Or pure water? <text:s/></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 svg:font-family="'Lohit Devanagari', sans-serif"/>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9-12T04:40:33</meta:creation-date>
    <dc:date>2013-09-12T15:53:41</dc:date>
    <dc:creator>Ryan </dc:creator>
    <meta:editing-duration>PT9H36M39S</meta:editing-duration>
    <meta:editing-cycles>3</meta:editing-cycles>
    <meta:generator>LibreOffice/3.6$Linux_X86_64 LibreOffice_project/360m1$Build-304</meta:generator>
    <meta:document-statistic meta:table-count="0" meta:image-count="0" meta:object-count="0" meta:page-count="3" meta:paragraph-count="29" meta:word-count="965" meta:character-count="5825" meta:non-whitespace-character-count="4881"/>
  </office:meta>
</office:document-meta>
</file>